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598072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15 kWh</text:p>
          </table:table-cell>
          <table:table-cell office:value-type="float" office:value="613.8" calcext:value-type="float">
            <text:p>613.8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3.74" calcext:value-type="float">
            <text:p>3.74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24.2" calcext:value-type="float">
            <text:p>-324.2</text:p>
          </table:table-cell>
          <table:table-cell office:value-type="string" calcext:value-type="string">
            <text:p>T-0</text:p>
          </table:table-cell>
          <table:table-cell office:value-type="float" office:value="377.81" calcext:value-type="float">
            <text:p>377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0.32" calcext:value-type="float">
            <text:p>0.32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10 kWh</text:p>
          </table:table-cell>
          <table:table-cell office:value-type="float" office:value="572.96" calcext:value-type="float">
            <text:p>572.96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3.54" calcext:value-type="float">
            <text:p>3.54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02.63" calcext:value-type="float">
            <text:p>-302.63</text:p>
          </table:table-cell>
          <table:table-cell office:value-type="string" calcext:value-type="string">
            <text:p>T-0</text:p>
          </table:table-cell>
          <table:table-cell office:value-type="float" office:value="358.34" calcext:value-type="float">
            <text:p>358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17" calcext:value-type="float">
            <text:p>21.17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85 kWh</text:p>
          </table:table-cell>
          <table:table-cell office:value-type="float" office:value="406.54" calcext:value-type="float">
            <text:p>406.54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2.3" calcext:value-type="float">
            <text:p>2.3</text:p>
          </table:table-cell>
          <table:table-cell office:value-type="float" office:value="-4.44" calcext:value-type="float">
            <text:p>-4.44</text:p>
          </table:table-cell>
          <table:table-cell office:value-type="float" office:value="-8.76" calcext:value-type="float">
            <text:p>-8.76</text:p>
          </table:table-cell>
          <table:table-cell office:value-type="float" office:value="-214.73" calcext:value-type="float">
            <text:p>-214.73</text:p>
          </table:table-cell>
          <table:table-cell office:value-type="string" calcext:value-type="string">
            <text:p>T-0</text:p>
          </table:table-cell>
          <table:table-cell office:value-type="float" office:value="231.93" calcext:value-type="float">
            <text:p>231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06 kWh</text:p>
          </table:table-cell>
          <table:table-cell office:value-type="float" office:value="537.44" calcext:value-type="float">
            <text:p>537.44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37" calcext:value-type="float">
            <text:p>3.37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283.87" calcext:value-type="float">
            <text:p>-283.87</text:p>
          </table:table-cell>
          <table:table-cell office:value-type="string" calcext:value-type="string">
            <text:p>T-0</text:p>
          </table:table-cell>
          <table:table-cell office:value-type="float" office:value="340.4" calcext:value-type="float">
            <text:p>34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18" calcext:value-type="float">
            <text:p>17.18</text:p>
          </table:table-cell>
          <table:table-cell office:value-type="float" office:value="48.3" calcext:value-type="float">
            <text:p>48.3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45 kWh</text:p>
          </table:table-cell>
          <table:table-cell office:value-type="float" office:value="173.98" calcext:value-type="float">
            <text:p>173.9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.17" calcext:value-type="float">
            <text:p>1.17</text:p>
          </table:table-cell>
          <table:table-cell office:value-type="float" office:value="-3.6" calcext:value-type="float">
            <text:p>-3.6</text:p>
          </table:table-cell>
          <table:table-cell office:value-type="float" office:value="-8.68" calcext:value-type="float">
            <text:p>-8.68</text:p>
          </table:table-cell>
          <table:table-cell office:value-type="float" office:value="-91.9" calcext:value-type="float">
            <text:p>-91.9</text:p>
          </table:table-cell>
          <table:table-cell office:value-type="string" calcext:value-type="string">
            <text:p>T-0</text:p>
          </table:table-cell>
          <table:table-cell office:value-type="float" office:value="166.05" calcext:value-type="float">
            <text:p>166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1.46" calcext:value-type="float">
            <text:p>21.46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13 kWh</text:p>
          </table:table-cell>
          <table:table-cell office:value-type="float" office:value="586.21" calcext:value-type="float">
            <text:p>586.21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59" calcext:value-type="float">
            <text:p>3.59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09.63" calcext:value-type="float">
            <text:p>-309.63</text:p>
          </table:table-cell>
          <table:table-cell office:value-type="string" calcext:value-type="string">
            <text:p>T-0</text:p>
          </table:table-cell>
          <table:table-cell office:value-type="float" office:value="384.42" calcext:value-type="float">
            <text:p>384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62 kWh</text:p>
          </table:table-cell>
          <table:table-cell office:value-type="float" office:value="268.43" calcext:value-type="float">
            <text:p>268.43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.64" calcext:value-type="float">
            <text:p>1.64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141.79" calcext:value-type="float">
            <text:p>-141.79</text:p>
          </table:table-cell>
          <table:table-cell office:value-type="string" calcext:value-type="string">
            <text:p>T-0</text:p>
          </table:table-cell>
          <table:table-cell office:value-type="float" office:value="165.49" calcext:value-type="float">
            <text:p>165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 office:value-type="float" office:value="35.59" calcext:value-type="float">
            <text:p>35.59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82 kWh</text:p>
          </table:table-cell>
          <table:table-cell office:value-type="float" office:value="381.19" calcext:value-type="float">
            <text:p>381.19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2.17" calcext:value-type="float">
            <text:p>2.17</text:p>
          </table:table-cell>
          <table:table-cell office:value-type="float" office:value="-4.35" calcext:value-type="float">
            <text:p>-4.35</text:p>
          </table:table-cell>
          <table:table-cell office:value-type="float" office:value="-8.58" calcext:value-type="float">
            <text:p>-8.58</text:p>
          </table:table-cell>
          <table:table-cell office:value-type="float" office:value="-201.32" calcext:value-type="float">
            <text:p>-201.32</text:p>
          </table:table-cell>
          <table:table-cell office:value-type="string" calcext:value-type="string">
            <text:p>T-0</text:p>
          </table:table-cell>
          <table:table-cell office:value-type="float" office:value="254.68" calcext:value-type="float">
            <text:p>254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30 kWh</text:p>
          </table:table-cell>
          <table:table-cell office:value-type="float" office:value="698.05" calcext:value-type="float">
            <text:p>698.05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12" calcext:value-type="float">
            <text:p>4.12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68.3" calcext:value-type="float">
            <text:p>-368.3</text:p>
          </table:table-cell>
          <table:table-cell office:value-type="string" calcext:value-type="string">
            <text:p>T-0</text:p>
          </table:table-cell>
          <table:table-cell office:value-type="float" office:value="415.64" calcext:value-type="float">
            <text:p>415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1.55" calcext:value-type="float">
            <text:p>11.55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02 kWh</text:p>
          </table:table-cell>
          <table:table-cell office:value-type="float" office:value="483.88" calcext:value-type="float">
            <text:p>483.88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3.1" calcext:value-type="float">
            <text:p>3.1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255.1" calcext:value-type="float">
            <text:p>-255.1</text:p>
          </table:table-cell>
          <table:table-cell office:value-type="string" calcext:value-type="string">
            <text:p>T-0</text:p>
          </table:table-cell>
          <table:table-cell office:value-type="float" office:value="324.88" calcext:value-type="float">
            <text:p>324.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4" calcext:value-type="float">
            <text:p>20.04</text:p>
          </table:table-cell>
          <table:table-cell office:value-type="float" office:value="8.69" calcext:value-type="float">
            <text:p>8.69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93 kWh</text:p>
          </table:table-cell>
          <table:table-cell office:value-type="float" office:value="428.86" calcext:value-type="float">
            <text:p>428.86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2.39" calcext:value-type="float">
            <text:p>2.39</text:p>
          </table:table-cell>
          <table:table-cell office:value-type="float" office:value="-3.85" calcext:value-type="float">
            <text:p>-3.85</text:p>
          </table:table-cell>
          <table:table-cell office:value-type="float" office:value="-9.33" calcext:value-type="float">
            <text:p>-9.33</text:p>
          </table:table-cell>
          <table:table-cell office:value-type="float" office:value="-226.08" calcext:value-type="float">
            <text:p>-226.08</text:p>
          </table:table-cell>
          <table:table-cell office:value-type="string" calcext:value-type="string">
            <text:p>T-0</text:p>
          </table:table-cell>
          <table:table-cell office:value-type="float" office:value="250.47" calcext:value-type="float">
            <text:p>250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5.18" calcext:value-type="float">
            <text:p>15.18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03 kWh</text:p>
          </table:table-cell>
          <table:table-cell office:value-type="float" office:value="487.27" calcext:value-type="float">
            <text:p>487.27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.11" calcext:value-type="float">
            <text:p>3.11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256.88" calcext:value-type="float">
            <text:p>-256.88</text:p>
          </table:table-cell>
          <table:table-cell office:value-type="string" calcext:value-type="string">
            <text:p>T-0</text:p>
          </table:table-cell>
          <table:table-cell office:value-type="float" office:value="329.46" calcext:value-type="float">
            <text:p>329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50:12.069000000</meta:creation-date>
    <dc:date>2018-03-26T17:52:43.782000000</dc:date>
    <meta:editing-duration>PT2M32S</meta:editing-duration>
    <meta:editing-cycles>1</meta:editing-cycles>
    <meta:document-statistic meta:table-count="1" meta:cell-count="176" meta:object-count="0"/>
    <meta:generator>LibreOffice/5.3.4.2$Windows_x86 LibreOffice_project/f82d347ccc0be322489bf7da61d7e4ad13fe2ff3</meta:generator>
  </office:meta>
</office:document-meta>
</file>